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55.74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lo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_AF_exp64</text:p>
          </table:table-cell>
          <table:table-cell office:value-type="string" calcext:value-type="string">
            <text:p>3_AF.v1.l1.ds0.l_combo0.ds_combo0.idays60.odays1</text:p>
          </table:table-cell>
          <table:table-cell office:value-type="float" office:value="0.0125462776049972" calcext:value-type="float">
            <text:p>0.0125462776049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_AF_exp64</text:p>
          </table:table-cell>
          <table:table-cell office:value-type="string" calcext:value-type="string">
            <text:p>3_AF.v1.l1.ds0.l_combo1.ds_combo0.idays60.odays1</text:p>
          </table:table-cell>
          <table:table-cell office:value-type="float" office:value="0.0120701557025313" calcext:value-type="float">
            <text:p>0.012070155702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_B_exp32</text:p>
          </table:table-cell>
          <table:table-cell office:value-type="string" calcext:value-type="string">
            <text:p>2_B.v1.l1.ds0.l_combo2.ds_combo0.idays60.odays1</text:p>
          </table:table-cell>
          <table:table-cell office:value-type="float" office:value="0.0102004855871201" calcext:value-type="float">
            <text:p>0.010200485587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_AF_exp64</text:p>
          </table:table-cell>
          <table:table-cell office:value-type="string" calcext:value-type="string">
            <text:p>3_AF.v1.l1.ds0.l_combo3.ds_combo0.idays60.odays1</text:p>
          </table:table-cell>
          <table:table-cell office:value-type="float" office:value="0.00973827764391899" calcext:value-type="float">
            <text:p>0.0097382776439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_M_exp64</text:p>
          </table:table-cell>
          <table:table-cell office:value-type="string" calcext:value-type="string">
            <text:p>2_M.v1.l1.ds0.l_combo4.ds_combo0.idays60.odays1</text:p>
          </table:table-cell>
          <table:table-cell office:value-type="float" office:value="0.0121038164943457" calcext:value-type="float">
            <text:p>0.0121038164943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_V_exp32</text:p>
          </table:table-cell>
          <table:table-cell office:value-type="string" calcext:value-type="string">
            <text:p>3_V.v1.l1.ds0.l_combo5.ds_combo0.idays60.odays1</text:p>
          </table:table-cell>
          <table:table-cell office:value-type="float" office:value="0.0143464719876647" calcext:value-type="float">
            <text:p>0.0143464719876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_AF_exp32</text:p>
          </table:table-cell>
          <table:table-cell office:value-type="string" calcext:value-type="string">
            <text:p>2_AF.v1.l1.ds0.l_combo6.ds_combo0.idays30.odays1</text:p>
          </table:table-cell>
          <table:table-cell office:value-type="float" office:value="0.00549837574362755" calcext:value-type="float">
            <text:p>0.0054983757436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_J_exp32</text:p>
          </table:table-cell>
          <table:table-cell office:value-type="string" calcext:value-type="string">
            <text:p>3_J.v1.l1.ds0.l_combo7.ds_combo0.idays30.odays1</text:p>
          </table:table-cell>
          <table:table-cell office:value-type="float" office:value="0.0117915347218513" calcext:value-type="float">
            <text:p>0.0117915347218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_J_exp32</text:p>
          </table:table-cell>
          <table:table-cell office:value-type="string" calcext:value-type="string">
            <text:p>3_J.v1.l1.ds0.l_combo8.ds_combo0.idays60.odays1</text:p>
          </table:table-cell>
          <table:table-cell office:value-type="float" office:value="0.0110305259004235" calcext:value-type="float">
            <text:p>0.0110305259004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_B_exp32</text:p>
          </table:table-cell>
          <table:table-cell office:value-type="string" calcext:value-type="string">
            <text:p>2_B.v1.l1.ds0.l_combo9.ds_combo0.idays60.odays1</text:p>
          </table:table-cell>
          <table:table-cell office:value-type="float" office:value="0.0093613313511014" calcext:value-type="float">
            <text:p>0.0093613313511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_AF_exp32</text:p>
          </table:table-cell>
          <table:table-cell office:value-type="string" calcext:value-type="string">
            <text:p>2_AF.v1.l1.ds0.l_combo10.ds_combo0.idays30.odays1</text:p>
          </table:table-cell>
          <table:table-cell office:value-type="float" office:value="0.0133289331570268" calcext:value-type="float">
            <text:p>0.0133289331570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_B_exp32</text:p>
          </table:table-cell>
          <table:table-cell office:value-type="string" calcext:value-type="string">
            <text:p>2_B.v1.l1.ds0.l_combo11.ds_combo0.idays60.odays1</text:p>
          </table:table-cell>
          <table:table-cell office:value-type="float" office:value="0.00968013145029545" calcext:value-type="float">
            <text:p>0.0096801314502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_B_exp64</text:p>
          </table:table-cell>
          <table:table-cell office:value-type="string" calcext:value-type="string">
            <text:p>2_B.v1.l1.ds0.l_combo12.ds_combo0.idays60.odays1</text:p>
          </table:table-cell>
          <table:table-cell office:value-type="float" office:value="0.0104943681508303" calcext:value-type="float">
            <text:p>0.010494368150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_J_exp32</text:p>
          </table:table-cell>
          <table:table-cell office:value-type="string" calcext:value-type="string">
            <text:p>3_J.v1.l1.ds0.l_combo13.ds_combo0.idays30.odays1</text:p>
          </table:table-cell>
          <table:table-cell office:value-type="float" office:value="0.0118263447657228" calcext:value-type="float">
            <text:p>0.0118263447657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_AF_exp32</text:p>
          </table:table-cell>
          <table:table-cell office:value-type="string" calcext:value-type="string">
            <text:p>3_AF.v1.l1.ds0.l_combo14.ds_combo0.idays30.odays1</text:p>
          </table:table-cell>
          <table:table-cell office:value-type="float" office:value="0.0101153654977679" calcext:value-type="float">
            <text:p>0.010115365497768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table:formula="of:=SUM([.D2:.D16])" office:value-type="float" office:value="0.164132395759225" calcext:value-type="float">
            <text:p>0.164132395759225</text:p>
          </table:table-cell>
          <table:table-cell table:formula="of:=AVERAGE([.D2:.D16])" office:value-type="float" office:value="0.0109421597172817" calcext:value-type="float">
            <text:p>0.0109421597172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09:12:08.803508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3T10:32:35.260224312</dc:date>
    <meta:editing-duration>PT1H11M1S</meta:editing-duration>
    <meta:editing-cycles>2</meta:editing-cycles>
    <meta:generator>LibreOffice/6.0.7.3$Linux_X86_64 LibreOffice_project/00m0$Build-3</meta:generator>
    <meta:document-statistic meta:table-count="1" meta:cell-count="66" meta:object-count="0"/>
  </office:meta>
</office:document-meta>
</file>